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380" officeooo:paragraph-rsid="001b73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Đề tài: Nhận diện khuôn măt qua Camera, Video</text:p>
      <text:p text:style-name="P1"/>
      <text:p text:style-name="P1">I. Các bước tiến hành:</text:p>
      <text:p text:style-name="P1">Có 3 bước chính: </text:p>
      <text:p text:style-name="P1">1. Tạo database</text:p>
      <text:p text:style-name="P1">2. Tạo ra Model dựa trên database</text:p>
      <text:p text:style-name="P1">3. Áp dụng vào nhận diện khuôn mặt từ Video, Camera</text:p>
      <text:p text:style-name="P1">II. Nhận xét:</text:p>
      <text:p text:style-name="P1">1. Ưu điểm nhanh, nhẹ có thể dùng máy cấu hình vừa phải để chạy Realtime</text:p>
      <text:p text:style-name="P1">2. Nhược điểm: Không nhận diện được khuôn mặt từ các góc nhìn nghiêng(cúi, ngẩng, quay trái, phải).</text:p>
      <text:p text:style-name="P1"/>
      <text:p text:style-name="P1">III. Kết luận:</text:p>
      <text:p text:style-name="P1"><text:tab/>Bài toán nhận dạng Object nói chung và khuôn mặt nói riêng đang ngày càng trở nên cấp thiết đơn cử, ứng dụng vào xác thực trong các cơ quan, xí nghiệp cần đảm bảo an ninh ở mức cao</text:p>
      <text:p text:style-name="P1"><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6:45:20.525883742</meta:creation-date>
    <dc:date>2018-11-22T16:55:26.936664333</dc:date>
    <meta:editing-duration>PT10M6S</meta:editing-duration>
    <meta:editing-cycles>1</meta:editing-cycles>
    <meta:generator>LibreOffice/6.0.6.2$Linux_X86_64 LibreOffice_project/00m0$Build-2</meta:generator>
    <meta:document-statistic meta:table-count="0" meta:image-count="0" meta:object-count="0" meta:page-count="1" meta:paragraph-count="12" meta:word-count="119" meta:character-count="565" meta:non-whitespace-character-count="452"/>
  </office:meta>
</office:document-meta>
</file>